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История развития ОС</text:h>
      <text:p text:style-name="Standard"><text:span text:style-name="T1">I поколение </text:span>(1945-1955) Лампы, коммутационные панели</text:p>
      <text:p text:style-name="Standard">Использовались лампы. Составные блоки машины соединялись посредстввом коммутационных панелей. ОС еще не было. Только прямые числовые рассчеты (sin, cos, ln)</text:p>
      <text:p text:style-name="Standard"></text:p>
      <text:p text:style-name="Standard"><text:span text:style-name="T1">II поколение</text:span> (1955-1965) транзисторы, системы пакетной обработки</text:p>
      <text:p text:style-name="Standard">Компьютеры стали более надежными и быстродействие увеличилось. С перфокарт задания (силами маломощного компьютера) переносились на магнитную ленту, с которой работал основной (мощный компьютер), так как заданий на ленте было много, нужно было управлять ими (начинать, заканчивать и тд) - появился прообраз ОС. Выходные данные так же записывались на магнитную ленту.</text:p>
      <text:p text:style-name="Standard"></text:p>
      <text:p text:style-name="Standard"><text:span text:style-name="T1">III поколение </text:span>(1965-1980) интегральные схемы и многозадачность</text:p>
      <text:p text:style-name="Standard">IBM создала совместимую линейку машин разной мощности и одну операционную систему, которая работала на этих компьютерах (очень сложную). Были созданы средства аппаратной поддержки многозадачности и системы разделения времени (MULTICS, из которого берет свои корни Unix).</text:p>
      <text:p text:style-name="Standard">Так же в это время начали развиватся относительно дешевые компьютеры, которые на специфических заданиях почти не уступали в производительности большим мейнфреймам.</text:p>
      <text:p text:style-name="Standard"></text:p>
      <text:p text:style-name="Standard"><text:span text:style-name="T1">IV поколение</text:span> (1980-наши дни) персональные компьютеры</text:p>
      <text:h text:style-name="Heading_20_2" text:outline-level="2">Основные концепции ОС</text:h>
      <text:p text:style-name="Text_20_body">Интерфейс между ОС и пользовательскими программами определяется набором т. н. «расширенных инструкций», которые предоставляет ОС. Расширенные инструкции называют <text:span text:style-name="T2">системными вызовами</text:span><text:span text:style-name="T3">.</text:span></text:p>
      <text:p text:style-name="Text_20_body"><text:span text:style-name="T3">Системные вызовы делятся на две группы: для работы с процессами, и для работы с файловой системой. </text:span></text:p>
      <text:p text:style-name="Text_20_body"><text:span text:style-name="T3">Существует стандарт для набора системных вызовов POSIX.</text:span></text:p>
      <text:h text:style-name="Heading_20_3" text:outline-level="3"><text:span text:style-name="T3">Процессы</text:span></text:h>
      <text:p text:style-name="Text_20_body"><text:span text:style-name="T3">Процессом называют программу в процессе ее выполнения. С каждым процессом связывается </text:span><text:span text:style-name="T2">адресное пространство —</text:span><text:span text:style-name="T3"> область памяти с которой может работать процесс (в ней содержится текст программы, данные и стек). Так же с процессом связывается некоторый набор регистров, включающий счетчик команд, указатель стека и другие аппаратные регистры и информация необходимая для выполнения процесса.</text:span></text:p>
      <text:p text:style-name="Text_20_body"><text:span text:style-name="T3">ОС хранит таблицу процессов таблицу, в которой каждая запись состоит из адресного пространства процесса и значения его регистров.</text:span></text:p>
      <text:p text:style-name="Text_20_body"><text:span text:style-name="T3">Процесс, при помощи системных вызовов, может создавать дочерние процессы.</text:span></text:p>
      <text:p text:style-name="Text_20_body"><text:span text:style-name="T3">Для управления процессами и уведомлении их о некоторых событиях используются </text:span><text:span text:style-name="T2">сигналы</text:span><text:span text:style-name="T3">. Сигнал является аналогом аппаратного прерывания <text:s/>и может генерироваться по различным причинам.</text:span></text:p>
      <text:h text:style-name="Heading_20_3" text:outline-level="3"><text:span text:style-name="T3">Файлы</text:span></text:h>
      <text:p text:style-name="Text_20_body"><text:span text:style-name="T3">ОС так же должна обеспечивать возможность сравнительно легко использовать внешние устройства, а именно — работать с файлами. </text:span></text:p>
      <text:p text:style-name="Text_20_body"><text:soft-page-break/><text:span text:style-name="T3">Для объединения файлов в группы используется понятие </text:span><text:span text:style-name="T2">каталога</text:span><text:span text:style-name="T3">. Каждый каталог может содержать подкаталоги и другие файлы. Такая модель образует </text:span><text:span text:style-name="T2">файловую систему</text:span><text:span text:style-name="T3">.</text:span></text:p>
      <text:p text:style-name="Text_20_body"><text:span text:style-name="T3">У каждого файла есть полное имя (/full/file/name). Так же каждый процесс имеет текущий рабочий каталог, от которого начинается поиск файла, у которого имя начинается не с «/» (то есть имя не полное).</text:span></text:p>
      <text:p text:style-name="Text_20_body"><text:span text:style-name="T3">У каждого файла есть 11-битный описатель, в котором описаны права доступа (RWX — Read-Write-Execute пользователь-группа-все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Pustovit</meta:initial-creator>
    <meta:creation-date>2011-01-04T17:43:09</meta:creation-date>
    <dc:date>2011-01-04T19:21:12</dc:date>
    <dc:creator>Michael Pustovit</dc:creator>
    <meta:editing-duration>PT01H38M03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2" meta:paragraph-count="26" meta:word-count="389" meta:character-count="2966"/>
  </office:meta>
</office:document-meta>
</file>